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RequestProcessor.handleException( Throwable th , FlowController fc ,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geFlowRequestProcessor.processValidate( HttpServletRequest request , HttpServletResponse response , ActionForm form , ActionMapp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RequestProcessor.shouldDoSecureFor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Roles( HttpServletRequest request , HttpServletResponse response , ActionMapping mapp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ageFlowRequestProcessor.processActionForm( HttpServletRequest request , HttpServletResponse response , ActionMapping mapp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PageFlowRequestProcessor.cacheOverloadedActionMapp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geFlowRequestProcessor.checkTransaction( HttpServletRequest request , HttpServletResponse response , ActionMapping mapping , String action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ServletFilter.PageServl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SharedFlowMapping( HttpServletRequest request , HttpServletResponse response , String actionPath , FlowController currentFlowControl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geFlowRequestProcessor.doActionForward( HttpServletRequest request , HttpServletResponse response , ActionForward 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RequestProcessor.processPageFlowRequest( HttpServletRequest request , HttpServletResponse response , String 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ageFlowRequestProcessor.processInternal( HttpServletRequest request , HttpServletResponse response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PageServletFilterChain.PageServletFilterChain( Servlet page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rethrowUnhandledException( Unhandled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tionFormValidationWrapper.ActionFormValidationWrapper( ActionForm action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rvletConfig.getIni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init( ActionServlet actionServlet , ModuleConfig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FlowRequestProcessor.processMultipart(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FlowRequestProcessor.changeScheme( String webappRelativeURI , String scheme , int port , FlowControllerHandler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ageFlowRequestProcessor.cacheForm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FlowRequestProcessor.ensurePageServlet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ServletFilter.getValid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PageForward( String pagePath ,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ExceptionHandledActionMappin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doForward( String uri , HttpServletRequest request , HttpServletResponse respon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ageFlowRequestProcessor.getPageFlowScopedFormMember( ActionMapping mapping ,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ServletFilterChain.doFilter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makeRedirectedRequestAttrsKey( String webappRelativeURI , String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ActionOverride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hydratedMultipartRequestWrapper.RehydratedMultipartRequestWrapper( HttpServletRequest re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RequestProcessor.isCorrectFormType( Class formBeanClass , Class actionMappingFormBeanClass , ActionMapping mapp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FlowRequestProcessor.processMapping( HttpServletRequest request , HttpServletResponse response , String path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3">
            <text:p text:style-name="Table_20_Contents">33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ActionRunner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RequestProcessor.process( HttpServletRequest request , HttpServletResponse respon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PageFlowRequestProcessor.processActionPerform( HttpServletRequest request , HttpServletResponse response , Action action , ActionForm form , ActionMapping mappin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ageFlowRequestProcessor.isCorrectFormType( Class formBeanClass , Action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Runner.ActionRunner( RequestInterceptorContext context , Action action , ActionForm formBean , ActionMapping action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RequestProcessor.getBegi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ActionCreate( HttpServletRequest request , HttpServletResponse response , ActionMapping action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FlowRequestProcessor.processNoCache(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xceptionHandledActionMapping.ExceptionHandledActionMapping( String actionPath , ActionForward f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RequestProcessor.processForwardConfig( HttpServletRequest request , HttpServletResponse response , ForwardConfig fwd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ageFlowRequestProcessor.processPopulate( HttpServletRequest request , HttpServletResponse response , ActionForm form , ActionMapping mapp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ceptionHandledAction.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FormValidationWrapper.validate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addScopeParams( String url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eptionHandledActionMapping.get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UnresolvedAction( String actionPath , HttpServletRequest request , HttpServletResponse response , Object returningFor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ceptionHandledActionMapping.getAction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processException( HttpServletRequest request , HttpServletResponse response , Exception ex , ActionForm form , ActionMapp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RequestProcessor.getUnknownActionFromConfig( ModuleConfig m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RequestProcessor.getFlowController( RequestContext requestContext , String fc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ctionFormValidationWrapper.getAdditionalActionErrors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RequestProcessor.initDefinitionsMapp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ServletConfig.PageServletConfig( String pag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